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ccb44" officeooo:paragraph-rsid="000ccb44"/>
    </style:style>
    <style:style style:name="P2" style:family="paragraph" style:parent-style-name="Text_20_body">
      <style:text-properties officeooo:rsid="000d64b8" officeooo:paragraph-rsid="000d64b8"/>
    </style:style>
    <style:style style:name="P3" style:family="paragraph" style:parent-style-name="Text_20_body">
      <style:text-properties officeooo:rsid="0010a437" officeooo:paragraph-rsid="0010a437"/>
    </style:style>
    <style:style style:name="P4" style:family="paragraph" style:parent-style-name="Text_20_body">
      <style:text-properties officeooo:rsid="0010a437" officeooo:paragraph-rsid="0010a437"/>
    </style:style>
    <style:style style:name="P5" style:family="paragraph" style:parent-style-name="Text_20_body">
      <style:text-properties officeooo:rsid="0011affa" officeooo:paragraph-rsid="0011affa"/>
    </style:style>
    <style:style style:name="P6" style:family="paragraph" style:parent-style-name="Text_20_body">
      <style:text-properties style:text-line-through-style="solid" style:text-line-through-type="single" officeooo:rsid="0010a437" officeooo:paragraph-rsid="0010a437"/>
    </style:style>
    <style:style style:name="T1" style:family="text">
      <style:text-properties officeooo:rsid="0006167a"/>
    </style:style>
    <style:style style:name="T2" style:family="text">
      <style:text-properties officeooo:rsid="000681a4"/>
    </style:style>
    <style:style style:name="T3" style:family="text">
      <style:text-properties officeooo:rsid="00085d32"/>
    </style:style>
    <style:style style:name="T4" style:family="text">
      <style:text-properties officeooo:rsid="000c9ad2"/>
    </style:style>
    <style:style style:name="T5" style:family="text">
      <style:text-properties officeooo:rsid="000de613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line-through-style="solid" style:text-line-through-type="single" officeooo:rsid="000906ae"/>
    </style:style>
    <style:style style:name="T8" style:family="text">
      <style:text-properties style:text-line-through-style="solid" style:text-line-through-type="single" officeooo:rsid="0011affa"/>
    </style:style>
    <style:style style:name="T9" style:family="text">
      <style:text-properties officeooo:rsid="0011affa"/>
    </style:style>
    <style:style style:name="T10" style:family="text">
      <style:text-properties officeooo:rsid="0012bd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o-do Liste</text:h>
      <text:p text:style-name="Text_20_body"/>
      <text:p text:style-name="Text_20_body">- <text:span text:style-name="T1">Metriken implementieren: </text:span><text:span text:style-name="T2">micro </text:span><text:span text:style-name="T1">F1, </text:span><text:span text:style-name="T2">macro F1, precision, recall, hamming loss</text:span></text:p>
      <text:p text:style-name="Text_20_body">- <text:span text:style-name="T2">k-fold cross-validation implementieren</text:span></text:p>
      <text:p text:style-name="Text_20_body">- <text:span text:style-name="T3">data augmentation implementieren mit </text:span><text:a xlink:type="simple" xlink:href="https://pypi.org/project/nlpaug/" text:style-name="Internet_20_link" text:visited-style-name="Visited_20_Internet_20_Link"><text:span text:style-name="T3">https://pypi.org/project/nlpaug/</text:span></text:a></text:p>
      <text:p text:style-name="Text_20_body">-<text:span text:style-name="T6"> </text:span><text:span text:style-name="T7">Schierholz lesen und abgleichen mit Nahoomi</text:span></text:p>
      <text:p text:style-name="Text_20_body">- <text:span text:style-name="T4">Visualisierung von Parametern die ich testen will, wo branches sind</text:span></text:p>
      <text:p text:style-name="Text_20_body">- <text:span text:style-name="T10">Handhabung besser machen, dass man es besser benutzen kann</text:span></text:p>
      <text:p text:style-name="Text_20_body"/>
      <text:p text:style-name="P1">Bis Januar:</text:p>
      <text:p text:style-name="P1">k-fold cross validation implementieren</text:p>
      <text:p text:style-name="P1">Visualisierung von Parametern</text:p>
      <text:p text:style-name="P1">Metriken implementieren</text:p>
      <text:p text:style-name="P2">(evtl Parameter <text:span text:style-name="T5">implementieren)</text:span></text:p>
      <text:p text:style-name="Text_20_body"/>
      <text:p text:style-name="P3">konkret:</text:p>
      <text:p text:style-name="P6">pycharm project neu aufsetzen</text:p>
      <text:p text:style-name="P6">dinge rüberziehen</text:p>
      <text:p text:style-name="P3">k-fold cross validation durch änderung des test train splits</text:p>
      <text:p text:style-name="P3">- <text:span text:style-name="T8">markieren, an welchen Stellen ich etwas ändern muss</text:span></text:p>
      <text:p text:style-name="P5">- genau überlegen was ich als trainingsdaten, was als testdaten nehmen will</text:p>
      <text:p text:style-name="P5">- pipeline in presplit und postsplit aufteilen</text:p>
      <text:p text:style-name="P5">- darauf achten, dass datenformate gleich bleiben für weitere Verarbeitun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4:00:56.042000000</meta:creation-date>
    <dc:date>2022-01-05T12:43:58.101000000</dc:date>
    <meta:editing-duration>PT2H47M23S</meta:editing-duration>
    <meta:editing-cycles>1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0" meta:word-count="119" meta:character-count="868" meta:non-whitespace-character-count="769"/>
  </office:meta>
</office:document-meta>
</file>